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469" officeooo:paragraph-rsid="000d4469"/>
    </style:style>
    <style:style style:name="P2" style:family="paragraph" style:parent-style-name="Standard">
      <style:text-properties officeooo:rsid="000d4469" officeooo:paragraph-rsid="000d4469"/>
    </style:style>
    <style:style style:name="T1" style:family="text">
      <style:text-properties officeooo:rsid="00116a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ien github pour le projet 4 :</text:p>
      <text:p text:style-name="P1"/>
      <text:p text:style-name="P1"><text:a xlink:type="simple" xlink:href="https://westbreizh.github.io/Panth-re_web_site/" text:style-name="Internet_20_link" text:visited-style-name="Visited_20_Internet_20_Link">https://westbreizh.github.io/Panth-re_web_site/</text:a> <text:span text:style-name="T1">=&gt; pour avoir la page web du site </text:span></text:p>
      <text:p text:style-name="P1"/>
      <text:p text:style-name="Standard"><text:a xlink:type="simple" xlink:href="https://github.com/westbreizh/P4_SEO_ACCESSIBILITE" text:style-name="Internet_20_link" text:visited-style-name="Visited_20_Internet_20_Link">https://github.com/westbreizh/P4_SEO_ACCESSIBILITE</text:a> <text:span text:style-name="T1">=&gt; pour avoir tout le proje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09:19:37.023545978</meta:creation-date>
    <dc:date>2022-07-08T11:20:26.540042127</dc:date>
    <meta:editing-duration>PT4M5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23" meta:character-count="191" meta:non-whitespace-character-count="170"/>
  </office:meta>
</office:document-meta>
</file>